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106.64pt"/>
    </style:style>
    <style:style style:name="co2" style:family="table-column">
      <style:table-column-properties fo:break-before="auto" style:column-width="104.6pt"/>
    </style:style>
    <style:style style:name="co3" style:family="table-column">
      <style:table-column-properties fo:break-before="auto" style:column-width="64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14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our List JL-Clean: Public holidays &amp; other days without service (2019 - 2025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(new public holiday codes need to be added in the future; those need to be mapped with the different zip codes)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Public Holiday Code</text:p>
          </table:table-cell>
          <table:table-cell table:style-name="ce3" office:value-type="string" calcext:value-type="string">
            <text:p>Date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1-01" calcext:value-type="date">
            <text:p>January 1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4-19" calcext:value-type="date">
            <text:p>April 19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4-22" calcext:value-type="date">
            <text:p>April 22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5-01" calcext:value-type="date">
            <text:p>May 1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5-30" calcext:value-type="date">
            <text:p>May 30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5-31" calcext:value-type="date">
            <text:p>May 31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6-10" calcext:value-type="date">
            <text:p>June 10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6-20" calcext:value-type="date">
            <text:p>June 20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06-21" calcext:value-type="date">
            <text:p>June 21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0-03" calcext:value-type="date">
            <text:p>October 3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0-04" calcext:value-type="date">
            <text:p>October 4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2-24" calcext:value-type="date">
            <text:p>December 24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2-25" calcext:value-type="date">
            <text:p>December 25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2-26" calcext:value-type="date">
            <text:p>December 26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2-27" calcext:value-type="date">
            <text:p>December 27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2-28" calcext:value-type="date">
            <text:p>December 28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2-29" calcext:value-type="date">
            <text:p>December 29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2-30" calcext:value-type="date">
            <text:p>December 30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19-12-31" calcext:value-type="date">
            <text:p>December 31, 2019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1-01" calcext:value-type="date">
            <text:p>January 1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4-10" calcext:value-type="date">
            <text:p>April 10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4-13" calcext:value-type="date">
            <text:p>April 13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5-01" calcext:value-type="date">
            <text:p>May 1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5-21" calcext:value-type="date">
            <text:p>May 21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5-22" calcext:value-type="date">
            <text:p>May 22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6-01" calcext:value-type="date">
            <text:p>June 1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6-11" calcext:value-type="date">
            <text:p>June 11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06-12" calcext:value-type="date">
            <text:p>June 12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0-03" calcext:value-type="date">
            <text:p>October 3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2-24" calcext:value-type="date">
            <text:p>December 24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2-25" calcext:value-type="date">
            <text:p>December 25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2-26" calcext:value-type="date">
            <text:p>December 26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2-27" calcext:value-type="date">
            <text:p>December 27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2-28" calcext:value-type="date">
            <text:p>December 28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2-29" calcext:value-type="date">
            <text:p>December 29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2-30" calcext:value-type="date">
            <text:p>December 30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0-12-31" calcext:value-type="date">
            <text:p>December 31, 2020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1-01" calcext:value-type="date">
            <text:p>January 1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4-02" calcext:value-type="date">
            <text:p>April 2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4-05" calcext:value-type="date">
            <text:p>April 5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5-01" calcext:value-type="date">
            <text:p>May 1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5-13" calcext:value-type="date">
            <text:p>May 13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5-14" calcext:value-type="date">
            <text:p>May 14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5-24" calcext:value-type="date">
            <text:p>May 24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6-03" calcext:value-type="date">
            <text:p>June 3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06-04" calcext:value-type="date">
            <text:p>June 4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0-03" calcext:value-type="date">
            <text:p>October 3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2-24" calcext:value-type="date">
            <text:p>December 24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2-25" calcext:value-type="date">
            <text:p>December 25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2-26" calcext:value-type="date">
            <text:p>December 26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2-27" calcext:value-type="date">
            <text:p>December 27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2-28" calcext:value-type="date">
            <text:p>December 28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2-29" calcext:value-type="date">
            <text:p>December 29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2-30" calcext:value-type="date">
            <text:p>December 30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1-12-31" calcext:value-type="date">
            <text:p>December 31, 202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1-01" calcext:value-type="date">
            <text:p>January 1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4-15" calcext:value-type="date">
            <text:p>April 15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4-18" calcext:value-type="date">
            <text:p>April 18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5-01" calcext:value-type="date">
            <text:p>May 1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5-26" calcext:value-type="date">
            <text:p>May 26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5-27" calcext:value-type="date">
            <text:p>May 27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6-06" calcext:value-type="date">
            <text:p>June 6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6-16" calcext:value-type="date">
            <text:p>June 16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06-17" calcext:value-type="date">
            <text:p>June 17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0-03" calcext:value-type="date">
            <text:p>October 3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2-24" calcext:value-type="date">
            <text:p>December 24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2-25" calcext:value-type="date">
            <text:p>December 25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2-26" calcext:value-type="date">
            <text:p>December 26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2-27" calcext:value-type="date">
            <text:p>December 27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2-28" calcext:value-type="date">
            <text:p>December 28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2-29" calcext:value-type="date">
            <text:p>December 29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2-30" calcext:value-type="date">
            <text:p>December 30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2-12-31" calcext:value-type="date">
            <text:p>December 31, 202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1-01" calcext:value-type="date">
            <text:p>January 1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4-07" calcext:value-type="date">
            <text:p>April 7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4-10" calcext:value-type="date">
            <text:p>April 10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5-01" calcext:value-type="date">
            <text:p>May 1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5-18" calcext:value-type="date">
            <text:p>May 18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5-19" calcext:value-type="date">
            <text:p>May 19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5-29" calcext:value-type="date">
            <text:p>May 29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6-08" calcext:value-type="date">
            <text:p>June 8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06-09" calcext:value-type="date">
            <text:p>June 9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0-02" calcext:value-type="date">
            <text:p>October 2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0-03" calcext:value-type="date">
            <text:p>October 3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2-24" calcext:value-type="date">
            <text:p>December 24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2-25" calcext:value-type="date">
            <text:p>December 25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2-26" calcext:value-type="date">
            <text:p>December 26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2-27" calcext:value-type="date">
            <text:p>December 27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2-28" calcext:value-type="date">
            <text:p>December 28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2-29" calcext:value-type="date">
            <text:p>December 29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2-30" calcext:value-type="date">
            <text:p>December 30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3-12-31" calcext:value-type="date">
            <text:p>December 31, 202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1-01" calcext:value-type="date">
            <text:p>January 1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3-29" calcext:value-type="date">
            <text:p>March 29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4-01" calcext:value-type="date">
            <text:p>April 1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5-01" calcext:value-type="date">
            <text:p>May 1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5-09" calcext:value-type="date">
            <text:p>May 9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5-10" calcext:value-type="date">
            <text:p>May 10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5-20" calcext:value-type="date">
            <text:p>May 20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5-30" calcext:value-type="date">
            <text:p>May 30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05-31" calcext:value-type="date">
            <text:p>May 31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0-03" calcext:value-type="date">
            <text:p>October 3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0-04" calcext:value-type="date">
            <text:p>October 4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2-24" calcext:value-type="date">
            <text:p>December 24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2-25" calcext:value-type="date">
            <text:p>December 25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2-26" calcext:value-type="date">
            <text:p>December 26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2-27" calcext:value-type="date">
            <text:p>December 27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2-28" calcext:value-type="date">
            <text:p>December 28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2-29" calcext:value-type="date">
            <text:p>December 29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2-30" calcext:value-type="date">
            <text:p>December 30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4-12-31" calcext:value-type="date">
            <text:p>December 31, 2024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1-01" calcext:value-type="date">
            <text:p>January 1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4-18" calcext:value-type="date">
            <text:p>April 18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4-21" calcext:value-type="date">
            <text:p>April 21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5-01" calcext:value-type="date">
            <text:p>May 1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5-02" calcext:value-type="date">
            <text:p>May 2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5-29" calcext:value-type="date">
            <text:p>May 29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5-30" calcext:value-type="date">
            <text:p>May 30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6-09" calcext:value-type="date">
            <text:p>June 9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6-19" calcext:value-type="date">
            <text:p>June 19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06-20" calcext:value-type="date">
            <text:p>June 20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0-03" calcext:value-type="date">
            <text:p>October 3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2-24" calcext:value-type="date">
            <text:p>December 24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2-25" calcext:value-type="date">
            <text:p>December 25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2-26" calcext:value-type="date">
            <text:p>December 26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2-27" calcext:value-type="date">
            <text:p>December 27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2-28" calcext:value-type="date">
            <text:p>December 28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2-29" calcext:value-type="date">
            <text:p>December 29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2-30" calcext:value-type="date">
            <text:p>December 30, 202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date" office:date-value="2025-12-31" calcext:value-type="date">
            <text:p>December 31, 2025</text:p>
          </table:table-cell>
          <table:table-cell table:number-columns-repeated="1022"/>
        </table:table-row>
        <table:table-row table:style-name="ro3" table:number-rows-repeated="244">
          <table:table-cell/>
          <table:table-cell table:style-name="ce4"/>
          <table:table-cell table:number-columns-repeated="1022"/>
        </table:table-row>
        <table:table-row table:style-name="ro3" table:number-rows-repeated="1048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2">
          <table:table-cell table:style-name="ce3" office:value-type="string" calcext:value-type="string">
            <text:p>publicHolidayCode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1-01" calcext:value-type="date">
            <text:p>January 1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4-19" calcext:value-type="date">
            <text:p>April 19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4-22" calcext:value-type="date">
            <text:p>April 22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5-01" calcext:value-type="date">
            <text:p>May 1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5-30" calcext:value-type="date">
            <text:p>May 30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5-31" calcext:value-type="date">
            <text:p>May 31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6-10" calcext:value-type="date">
            <text:p>June 10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6-20" calcext:value-type="date">
            <text:p>June 20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06-21" calcext:value-type="date">
            <text:p>June 21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0-03" calcext:value-type="date">
            <text:p>October 3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0-04" calcext:value-type="date">
            <text:p>October 4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2-24" calcext:value-type="date">
            <text:p>December 24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2-25" calcext:value-type="date">
            <text:p>December 25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2-26" calcext:value-type="date">
            <text:p>December 26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2-27" calcext:value-type="date">
            <text:p>December 27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2-28" calcext:value-type="date">
            <text:p>December 28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2-29" calcext:value-type="date">
            <text:p>December 29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2-30" calcext:value-type="date">
            <text:p>December 30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19-12-31" calcext:value-type="date">
            <text:p>December 31, 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1-01" calcext:value-type="date">
            <text:p>January 1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4-10" calcext:value-type="date">
            <text:p>April 10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4-13" calcext:value-type="date">
            <text:p>April 13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5-01" calcext:value-type="date">
            <text:p>May 1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5-21" calcext:value-type="date">
            <text:p>May 21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5-22" calcext:value-type="date">
            <text:p>May 22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6-01" calcext:value-type="date">
            <text:p>June 1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6-11" calcext:value-type="date">
            <text:p>June 11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06-12" calcext:value-type="date">
            <text:p>June 12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0-03" calcext:value-type="date">
            <text:p>October 3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2-24" calcext:value-type="date">
            <text:p>December 24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2-25" calcext:value-type="date">
            <text:p>December 25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2-26" calcext:value-type="date">
            <text:p>December 26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2-27" calcext:value-type="date">
            <text:p>December 27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2-28" calcext:value-type="date">
            <text:p>December 28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2-29" calcext:value-type="date">
            <text:p>December 29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2-30" calcext:value-type="date">
            <text:p>December 30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0-12-31" calcext:value-type="date">
            <text:p>December 31, 20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1-01" calcext:value-type="date">
            <text:p>January 1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4-02" calcext:value-type="date">
            <text:p>April 2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4-05" calcext:value-type="date">
            <text:p>April 5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5-01" calcext:value-type="date">
            <text:p>May 1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5-13" calcext:value-type="date">
            <text:p>May 13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5-14" calcext:value-type="date">
            <text:p>May 14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5-24" calcext:value-type="date">
            <text:p>May 24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6-03" calcext:value-type="date">
            <text:p>June 3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06-04" calcext:value-type="date">
            <text:p>June 4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0-03" calcext:value-type="date">
            <text:p>October 3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2-24" calcext:value-type="date">
            <text:p>December 24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2-25" calcext:value-type="date">
            <text:p>December 25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2-26" calcext:value-type="date">
            <text:p>December 26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2-27" calcext:value-type="date">
            <text:p>December 27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2-28" calcext:value-type="date">
            <text:p>December 28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2-29" calcext:value-type="date">
            <text:p>December 29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2-30" calcext:value-type="date">
            <text:p>December 30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1-12-31" calcext:value-type="date">
            <text:p>December 31, 2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1-01" calcext:value-type="date">
            <text:p>January 1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4-15" calcext:value-type="date">
            <text:p>April 15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4-18" calcext:value-type="date">
            <text:p>April 18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5-01" calcext:value-type="date">
            <text:p>May 1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5-26" calcext:value-type="date">
            <text:p>May 26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5-27" calcext:value-type="date">
            <text:p>May 27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6-06" calcext:value-type="date">
            <text:p>June 6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6-16" calcext:value-type="date">
            <text:p>June 16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06-17" calcext:value-type="date">
            <text:p>June 17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0-03" calcext:value-type="date">
            <text:p>October 3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2-24" calcext:value-type="date">
            <text:p>December 24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2-25" calcext:value-type="date">
            <text:p>December 25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2-26" calcext:value-type="date">
            <text:p>December 26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2-27" calcext:value-type="date">
            <text:p>December 27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2-28" calcext:value-type="date">
            <text:p>December 28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2-29" calcext:value-type="date">
            <text:p>December 29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2-30" calcext:value-type="date">
            <text:p>December 30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2-12-31" calcext:value-type="date">
            <text:p>December 31, 2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1-01" calcext:value-type="date">
            <text:p>January 1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4-07" calcext:value-type="date">
            <text:p>April 7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4-10" calcext:value-type="date">
            <text:p>April 10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5-01" calcext:value-type="date">
            <text:p>May 1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5-18" calcext:value-type="date">
            <text:p>May 18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5-19" calcext:value-type="date">
            <text:p>May 19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5-29" calcext:value-type="date">
            <text:p>May 29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6-08" calcext:value-type="date">
            <text:p>June 8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06-09" calcext:value-type="date">
            <text:p>June 9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0-02" calcext:value-type="date">
            <text:p>October 2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0-03" calcext:value-type="date">
            <text:p>October 3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2-24" calcext:value-type="date">
            <text:p>December 24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2-25" calcext:value-type="date">
            <text:p>December 25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2-26" calcext:value-type="date">
            <text:p>December 26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2-27" calcext:value-type="date">
            <text:p>December 27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2-28" calcext:value-type="date">
            <text:p>December 28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2-29" calcext:value-type="date">
            <text:p>December 29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2-30" calcext:value-type="date">
            <text:p>December 30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3-12-31" calcext:value-type="date">
            <text:p>December 31, 2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1-01" calcext:value-type="date">
            <text:p>January 1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3-29" calcext:value-type="date">
            <text:p>March 29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4-01" calcext:value-type="date">
            <text:p>April 1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5-01" calcext:value-type="date">
            <text:p>May 1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5-09" calcext:value-type="date">
            <text:p>May 9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5-10" calcext:value-type="date">
            <text:p>May 10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5-20" calcext:value-type="date">
            <text:p>May 20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5-30" calcext:value-type="date">
            <text:p>May 30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05-31" calcext:value-type="date">
            <text:p>May 31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0-03" calcext:value-type="date">
            <text:p>October 3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0-04" calcext:value-type="date">
            <text:p>October 4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2-24" calcext:value-type="date">
            <text:p>December 24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2-25" calcext:value-type="date">
            <text:p>December 25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2-26" calcext:value-type="date">
            <text:p>December 26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2-27" calcext:value-type="date">
            <text:p>December 27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2-28" calcext:value-type="date">
            <text:p>December 28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2-29" calcext:value-type="date">
            <text:p>December 29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2-30" calcext:value-type="date">
            <text:p>December 30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4-12-31" calcext:value-type="date">
            <text:p>December 31, 2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1-01" calcext:value-type="date">
            <text:p>January 1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4-18" calcext:value-type="date">
            <text:p>April 18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4-21" calcext:value-type="date">
            <text:p>April 21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5-01" calcext:value-type="date">
            <text:p>May 1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5-02" calcext:value-type="date">
            <text:p>May 2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5-29" calcext:value-type="date">
            <text:p>May 29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5-30" calcext:value-type="date">
            <text:p>May 30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6-09" calcext:value-type="date">
            <text:p>June 9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6-19" calcext:value-type="date">
            <text:p>June 19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06-20" calcext:value-type="date">
            <text:p>June 20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0-03" calcext:value-type="date">
            <text:p>October 3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2-24" calcext:value-type="date">
            <text:p>December 24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2-25" calcext:value-type="date">
            <text:p>December 25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2-26" calcext:value-type="date">
            <text:p>December 26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2-27" calcext:value-type="date">
            <text:p>December 27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2-28" calcext:value-type="date">
            <text:p>December 28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2-29" calcext:value-type="date">
            <text:p>December 29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2-30" calcext:value-type="date">
            <text:p>December 30, 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date" office:date-value="2025-12-31" calcext:value-type="date">
            <text:p>December 31, 2025</text:p>
          </table:table-cell>
        </table:table-row>
        <table:table-row table:style-name="ro2" table:number-rows-repeated="244">
          <table:table-cell/>
          <table:table-cell table:style-name="ce4"/>
        </table:table-row>
        <table:table-row table:style-name="ro2" table:number-rows-repeated="104819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dobe Blank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40" number:language="en" number:country="US">
      <number:text-content/>
      <style:map style:condition="value()&lt;=1.79769313486232E+308" style:apply-style-name="N1014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</meta:initial-creator>
    <meta:creation-date>2019-01-06T16:32:46</meta:creation-date>
    <dc:date>2019-02-01T18:44:08.644878125</dc:date>
    <meta:generator>LibreOffice/6.1.2.1$Linux_X86_64 LibreOffice_project/65905a128db06ba48db947242809d14d3f9a93fe</meta:generator>
    <meta:editing-duration>PT1M13S</meta:editing-duration>
    <meta:editing-cycles>1</meta:editing-cycles>
    <meta:document-statistic meta:table-count="2" meta:cell-count="5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